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solid" style:text-underline-width="auto" style:text-underline-color="font-color" fo:font-weight="bold" style:text-blinking="false" fo:background-color="transparent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CIEN SAURIEN</text:p>
      <text:p text:style-name="Standard"/>
      <text:p text:style-name="Standard"><text:span text:style-name="T5">Tlaloc The Osprey (10€ -&gt; 12€) :</text:span><text:line-break/></text:p>
      <text:p text:style-name="Standard">Figurine en résine vendue avec socle MDF. Taille de socle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2">Contactez moi.</text:p>
      <text:p text:style-name="P2">Photo non contractuel, Figurine à monter et sans socle autre que proposé..</text:p>
      <text:p text:style-name="P3"/>
      <text:p text:style-name="P3"/>
      <text:p text:style-name="Standard"><text:span text:style-name="T3">Ehecatl Le Dévoreur (11€ -&gt; 13€) :</text:span><text:span text:style-name="T2"><text:line-break/></text:span></text:p>
      <text:p text:style-name="Standard">Figurine en résine vendue avec socle résine et correspondant à une taille de socle de 50x50mm.<text:line-break/>Adapté pour jeu de plateau comme Warhammer et plus particulièrement The IX Age <text:span text:style-name="T1">Fantasy Battles.</text:span></text:p>
      <text:p text:style-name="Standard"><text:span text:style-name="T1">Possibilité de l'avoir en 40x40mm pour 8€ (figurine plus petite)<text:line-break/></text:span><text:span text:style-name="T2">Si vous voulez plus de contenu du type de cette figurine (Cf Lost Kingdom Miniature – Saurian Ancients ( Cuetzpal)) </text:span></text:p>
      <text:p text:style-name="P2">Contactez moi.</text:p>
      <text:p text:style-name="P2">Photo non contractuel, Figurine à monter et sans socle autre que proposé.</text:p>
      <text:p text:style-name="P2"/>
      <text:p text:style-name="P2"/>
      <text:p text:style-name="P3">Ometeotl, Supreme Sorcerer Coatl 19&gt;23€ 25&gt;30€ :</text:p>
      <text:p text:style-name="P2"/>
      <text:p text:style-name="Standard">Figurine en résine vendue avec socle MDF. Taille de socle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2">Contactez moi.</text:p>
      <text:p text:style-name="P2">Base en résine en option pour 7€ de plus.</text:p>
      <text:p text:style-name="P2">Photo non contractuel, Figurine à monter et sans socle autre que proposé.</text:p>
      <text:p text:style-name="P2"/>
      <text:p text:style-name="P12">NAIN</text:p>
      <text:p text:style-name="P4"/>
      <text:p text:style-name="P3">Nanna, The Runnemaster (2&gt;3€) : </text:p>
      <text:p text:style-name="P3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Dwarves) </text:span></text:p>
      <text:p text:style-name="P2">Contactez moi.</text:p>
      <text:p text:style-name="P2">Photo non contractuel, Figurine à monter et sans socle autre que proposé.</text:p>
      <text:p text:style-name="P6">Figurines déssinées par Lost Kingdom Miniatures.</text:p>
      <text:p text:style-name="P2"/>
      <text:p text:style-name="P2"/>
      <text:p text:style-name="P3">Thordin, One Eye <text:s/>(2&gt;3€) : </text:p>
      <text:p text:style-name="P3"><text:soft-page-break/></text:p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Magyabor Guard Etat-Major 6&gt;8€ : </text:p>
      <text:p text:style-name="P3"/>
      <text:p text:style-name="Standard">3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Magyabor Guard x10 11&gt;15€: </text:p>
      <text:p text:style-name="P3"/>
      <text:p text:style-name="Standard">10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Harald, Armbrost Hero (2&gt;3€) : </text:p>
      <text:p text:style-name="P3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Dwarves) </text:span></text:p>
      <text:p text:style-name="P2">Contactez moi.</text:p>
      <text:p text:style-name="P2">Photo non contractuel, Figurine à monter et sans socle autre que proposé.</text:p>
      <text:p text:style-name="P6">Figurines déssinées par Lost Kingdom Miniatures.</text:p>
      <text:p text:style-name="P2"/>
      <text:p text:style-name="P2"/>
      <text:p text:style-name="P3">Inga, Engineer Captain <text:s/>(2&gt;3€) : </text:p>
      <text:p text:style-name="P3"/>
      <text:p text:style-name="Standard">Figurine en résine vendue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<text:soft-page-break/>Photo non contractuel, Figurine à monter et sans socle autre que proposé.</text:p>
      <text:p text:style-name="P6">Figurines déssinées par Lost Kingdom Miniatures.</text:p>
      <text:p text:style-name="P6"/>
      <text:p text:style-name="P3">Armbrost Guard Etat-Major 4&gt;6€ : </text:p>
      <text:p text:style-name="P3"/>
      <text:p text:style-name="Standard">3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Armbrost Guard x10 11&gt;14€: </text:p>
      <text:p text:style-name="P3"/>
      <text:p text:style-name="Standard">10 Figurines en résines venduent avec socle MDF. Taille de socle carré ou rond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Thorin, the Thunder on Cernunnos <text:s/>(9&gt;11€) : </text:p>
      <text:p text:style-name="P3"/>
      <text:p text:style-name="Standard">Figurine en résine vendue avec <text:s/>socle résine carré de 25x50mm ou rond de 30x60mm.<text:line-break/>Adapté pour jeu de plateau comme Warhammer et plus particulièrement The IX Age <text:span text:style-name="T1">Fantasy Battles.<text:line-break/>Possibilté de prendre un socle MDF à la place du socle résine pour 5€ de moin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Heiorun Etat-Major 23&gt;28€ : </text:p>
      <text:p text:style-name="P3"/>
      <text:p text:style-name="Standard">3 Figurines en résines venduent avec socle MDF carré de 25x50mm ou rond de 30x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Heiorun x5 42€: </text:p>
      <text:p text:style-name="P3"/>
      <text:p text:style-name="Standard">5 Figurines en résines venduent avec socle MDF carré de 25x50mm ou rond de 30x60mm.<text:line-break/>Adapté pour jeu de plateau comme Warhammer et plus particulièrement The IX Age <text:span text:style-name="T1">Fantasy </text:span><text:soft-page-break/><text:span text:style-name="T1">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2"/>
      <text:p text:style-name="P3">Bjorn Knights x3 50€ : </text:p>
      <text:p text:style-name="P3"/>
      <text:p text:style-name="Standard">3 Figurines en résines venduent avec socle MDF et scène en résine. Taille de socle carré ou rond de 40x60mm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Bofarr, Bjorn Commander <text:s/>45€ : </text:p>
      <text:p text:style-name="P3"/>
      <text:p text:style-name="Standard">Figurine en résine vendue avec socle MDF et scène en résine. Taille de socle carré ou rond de 40x60mm.<text:line-break/>Adapté pour jeu de plateau comme Warhammer et plus particulièrement The IX Age <text:span text:style-name="T1">Fantasy Battles.<text:line-break/>Possibilté d'être vendu sans scénique résine <text:s/>pour 7€ de moin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Airkopters <text:s/>45€ : </text:p>
      <text:p text:style-name="P3"/>
      <text:p text:style-name="Standard">Figurine en résine vendue avec socle MDF carré de 40x40mm ou 50x50mm ou ovale de 60x90mm en résine (Ce dernier entraine un surcoût de 28€) ou Mdf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Airship <text:s/>200€ : </text:p>
      <text:p text:style-name="P3"/>
      <text:p text:style-name="Standard">Figurine absolument énorme en résine vendue avec un socle ovale de 150x100mm en résine .<text:line-break/>Adapté pour jeu de plateau comme Warhammer et plus particulièrement The IX Age <text:span text:style-name="T1">Fantasy Battles.<text:line-break/>Possibilté de prendre un socle MDF à la place du socle résine pour 30€ de moins.<text:line-break/></text:span><text:span text:style-name="T2">Si vous voulez plus de contenu du type de cette figurine (Cf Lost Kingdom Miniature – Niavellir </text:span><text:soft-page-break/><text:span text:style-name="T2">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Tanngnjostr Chariots <text:s/>25€ : </text:p>
      <text:p text:style-name="P3"/>
      <text:p text:style-name="Standard">Figurine en résine vendue avec socle résine carré de 50x100mm ou rond de 60x110mm.<text:line-break/>Adapté pour jeu de plateau comme Warhammer et plus particulièrement The IX Age <text:span text:style-name="T1">Fantasy Battles.<text:line-break/>Possibilté de prendre un socle MDF à la place du socle résine pour 5€ de moin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Tanngnjostr Wagon <text:s/>50€ : </text:p>
      <text:p text:style-name="P3"/>
      <text:p text:style-name="Standard">Figurine en résine vendue avec socles résine.<text:line-break/>Adapté pour jeu de plateau comme Warhammer et plus particulièrement The IX Age <text:span text:style-name="T1">Fantasy Battles.<text:line-break/>Possibilté de vendre sans le socle résine pour 10€ de moin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Flame Thrower Engine <text:s/>20€ : </text:p>
      <text:p text:style-name="P3"/>
      <text:p text:style-name="Standard">Figurine en résine vendue avec socle MDF rond de 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3">Orgel Cannon <text:s/>18€ : </text:p>
      <text:p text:style-name="P3"/>
      <text:p text:style-name="Standard">Figurine en résine vendue avec socle MDF rond de 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Niavellir Contactez moi.</text:span></text:p>
      <text:p text:style-name="P2"/>
      <text:p text:style-name="P2">Photo non contractuel, Figurine à monter et sans socle autre que proposé.</text:p>
      <text:p text:style-name="P6">Figurines déssinées par Lost Kingdom Miniatures.</text:p>
      <text:p text:style-name="P6"/>
      <text:p text:style-name="P2"/>
      <text:p text:style-name="P12"><text:soft-page-break/>NAIN INFERNAUX</text:p>
      <text:p text:style-name="P2"/>
      <text:p text:style-name="P3">Magmhorim Standard Bearer 3&gt;4€</text:p>
      <text:p text:style-name="P2"/>
      <text:p text:style-name="Standard">Figurine en résine vendue avec socle MDF. Taille de socle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6">Infernal Dwarves (Magmhorin)</text:span></text:a></text:p>
      <text:p text:style-name="P2">Contactez moi.</text:p>
      <text:p text:style-name="P2"/>
      <text:p text:style-name="P2">Photo non contractuel, Figurine à monter et sans socle autre que proposé.</text:p>
      <text:p text:style-name="P2"/>
      <text:p text:style-name="P2"/>
      <text:p text:style-name="P3">Whuldral Fireaxe BerserkerHero 2,5&gt;3,5€ :</text:p>
      <text:p text:style-name="P2"/>
      <text:p text:style-name="Standard">Figurine en résine vendue avec socle MDF. Taille de socle de 20x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6">Infernal Dwarves (Magmhorin)</text:span></text:a></text:p>
      <text:p text:style-name="P2">Contactez moi.</text:p>
      <text:p text:style-name="P2"/>
      <text:p text:style-name="P2">Photo non contractuel, Figurine à monter et sans socle autre que proposé.</text:p>
      <text:p text:style-name="P2"/>
      <text:p text:style-name="P12">ELFE NOIR</text:p>
      <text:p text:style-name="P2"/>
      <text:p text:style-name="P3">Yaachana Night Sorceress on Temma 10&gt;12€ 14&gt;17€:</text:p>
      <text:p text:style-name="P3"/>
      <text:p text:style-name="Standard">Figurine en résine vendue avec socle résine et correspondant à une taille de socle de 40x40mm.<text:line-break/>Adapté pour jeu de plateau comme Warhammer et plus particulièrement The IX Age <text:span text:style-name="T1">Fantasy Battles.<text:line-break/>Possibilté d'être vendu sans socle pour 5€ de moins.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6"> )</text:span></text:p>
      <text:p text:style-name="P2">Contactez moi.</text:p>
      <text:p text:style-name="P2"/>
      <text:p text:style-name="P2">Photo non contractuel, Figurine à monter et sans socle autre que proposé.</text:p>
      <text:p text:style-name="P2"/>
      <text:p text:style-name="P12">ELFE SYLVESTRE</text:p>
      <text:p text:style-name="P4"/>
      <text:p text:style-name="P2"/>
      <text:p text:style-name="P3">Shaolin x10 32&gt;39€:</text:p>
      <text:p text:style-name="P3"/>
      <text:p text:style-name="Standard">10 Figurines en résines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pour 17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</text:a><text:soft-page-break/><text:a xlink:type="simple" xlink:href="https://www.lostkingdomminiatures.com/en/21-mori-elves" text:style-name="Internet_20_link" text:visited-style-name="Visited_20_Internet_20_Link">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P3">Bareetachi x10 15&gt;18€:</text:p>
      <text:p text:style-name="P3"/>
      <text:p text:style-name="Standard">10 Figurines en résines venduent avec socle résine et MDF et correspondant à une taille de socle de 20x20mm ou de diamètre 20mm.<text:line-break/>Adapté pour jeu de plateau comme Warhammer et plus particulièrement The IX Age <text:span text:style-name="T1">Fantasy Battles.<text:line-break/>Possibilté d'être vendu sans scénique résine pour 4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Bareetachi Etat-Major 5&gt;6€:</text:p>
      <text:p text:style-name="P3"/>
      <text:p text:style-name="Standard">3 Figurines en résines venduent avec socle résine et MDF et correspondant à une taille de socle de 20x20mm ou de diamètre 20mm.<text:line-break/>Adapté pour jeu de plateau comme Warhammer et plus particulièrement The IX Age <text:span text:style-name="T1">Fantasy Battles.<text:line-break/>Possibilté d'être vendu sans scénique résine <text:s/>pour 1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3"/>
      <text:p text:style-name="P3"/>
      <text:p text:style-name="P3">Sakura Archers x10 11&gt;14 - 22&gt;26€:</text:p>
      <text:p text:style-name="P3"/>
      <text:p text:style-name="Standard">10 Figurines en résines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pour 12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3"/>
      <text:p text:style-name="P3">Kyomi &amp; Haru the eternal dancers 3&gt;4€:</text:p>
      <text:p text:style-name="P3"/>
      <text:p text:style-name="Standard">Figurine en résine vendue avec socle résine et MDF et correspondant à une taille de socle de <text:soft-page-break/>20x20mm ou de diamètre 20mm.<text:line-break/>Adapté pour jeu de plateau comme Warhammer et plus particulièrement The IX Age <text:span text:style-name="T1">Fantasy Battles.<text:line-break/>Possibilté d'être vendu sans scénique résine <text:s/>pour 1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P6"/>
      <text:p text:style-name="P3"/>
      <text:p text:style-name="P3">Shaolin Etat-Major 12&gt;15€:</text:p>
      <text:p text:style-name="P3"/>
      <text:p text:style-name="Standard">3 Figurines en résines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<text:s/>pour 6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P6"/>
      <text:p text:style-name="P3"/>
      <text:p text:style-name="P3"/>
      <text:p text:style-name="P3">Aki,Shaolin Hero 7&gt;9€:</text:p>
      <text:p text:style-name="P3"/>
      <text:p text:style-name="Standard">Figurine en résine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<text:s/>pour 2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P6"/>
      <text:p text:style-name="P3">Kazumi, Kirin Queen 38&gt;50€:</text:p>
      <text:p text:style-name="P3"/>
      <text:p text:style-name="Standard">3 Figurines en résines venduent avec socle résine et MDF et correspondant à une taille de socle carré ou ovale de 50x75mm.<text:line-break/>Adapté pour jeu de plateau comme Warhammer et plus particulièrement The IX Age <text:span text:style-name="T1">Fantasy Battles.<text:line-break/>Possibilté d'être vendu sans scénique résine <text:s/>pour 12€ de moins.<text:line-break/></text:span><text:soft-page-break/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Standard"><text:span text:style-name="T3">Kumakuro &amp; Hundun Riders no Wings 60€:</text:span></text:p>
      <text:p text:style-name="P3"/>
      <text:p text:style-name="Standard">3 Figurines en résines venduent avec socle résine et MDF et correspondant à une taille de socle carré ou ovale de 50x100mm.<text:line-break/>Adapté pour jeu de plateau comme Warhammer et plus particulièrement The IX Age <text:span text:style-name="T1">Fantasy Battles.<text:line-break/>Possibilté d'être vendu sans scénique résine <text:s/>pour 13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</text:p>
      <text:p text:style-name="P6"/>
      <text:p text:style-name="Standard"><text:span text:style-name="T3">Nibi raiders Etat-Major x5 20&gt;24€:</text:span></text:p>
      <text:p text:style-name="P3"/>
      <text:p text:style-name="Standard">3 Figurines en résines venduent avec socles MDF et correspondant à une taille de socle carré 25x50mm ou ova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Nibi raiders x5 24&gt;29€:</text:span></text:p>
      <text:p text:style-name="P3"/>
      <text:p text:style-name="Standard">5 Figurines en résines venduent avec socles MDF et correspondant à une taille de socle carré 25x50mm ou ova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Shika raiders Etat-Major 30€:</text:span></text:p>
      <text:p text:style-name="P3"/>
      <text:p text:style-name="Standard">3 Figurines en résines venduent avec socles MDF et correspondant à une taille de socle carré 25x50mm ou ovale.<text:line-break/>Adapté pour jeu de plateau comme Warhammer et plus particulièrement The IX Age <text:span text:style-name="T1">Fantasy </text:span><text:soft-page-break/><text:span text:style-name="T1">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Shika raiders x5 40€:</text:span></text:p>
      <text:p text:style-name="P3"/>
      <text:p text:style-name="Standard">5 Figurines en résines venduent avec socles MDF et correspondant à une taille de socle carré 25x50mm ou ova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Youta, Shika Rider Hero 9&gt;11€ 17&gt;21€:</text:p>
      <text:p text:style-name="P3"/>
      <text:p text:style-name="Standard">Figurine en résine vendue avec socle résine et MDF et correspondant à une taille de socle de 50x50mm.<text:line-break/>Adapté pour jeu de plateau comme Warhammer et plus particulièrement The IX Age <text:span text:style-name="T1">Fantasy Battles.<text:line-break/>Possibilté d'être vendu sans socle pour 10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Hachidori Tengus x3 41€:</text:span></text:p>
      <text:p text:style-name="P3"/>
      <text:p text:style-name="Standard">3 Figurines en résines venduent avec socles MDF et scène en résine correspondant à une taille de socle carré 40x40mm ou rond.<text:line-break/>Adapté pour jeu de plateau comme Warhammer et plus particulièrement The IX Age <text:span text:style-name="T1">Fantasy Battles.<text:line-break/>Possibilté d'être vendu sans scénique résine <text:s/>pour 4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Fukuro Archers x3 42€:</text:span></text:p>
      <text:p text:style-name="P3"/>
      <text:p text:style-name="Standard">3 Figurines en résines venduent avec socles MDF et scène en résine correspondant à une taille de <text:soft-page-break/>socle carré 50x50mm ou rond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Akina on Giant Fukuro 45€:</text:span></text:p>
      <text:p text:style-name="P3"/>
      <text:p text:style-name="Standard">Figurine en résine vendue avec socles MDF et scène en résine correspondant à une taille de socle carré 50x50mm ou rond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Ougiwahi Unit x3 70€:</text:span></text:p>
      <text:p text:style-name="P3"/>
      <text:p text:style-name="Standard">3 Figurines en résines venduent avec socles MDF et scène en résine correspondant à une taille de socle carré 50x50mm ou rond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Hiroto, Ougiwahi Whisperer 65€:</text:span></text:p>
      <text:p text:style-name="P3"/>
      <text:p text:style-name="Standard">Figurine en résine vendue avec socles MDF et scène en résine correspondant à une taille de socle carré 50x50mm ou rond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6"/>
      <text:p text:style-name="Standard"><text:soft-page-break/><text:span text:style-name="T3">Kumakuro &amp; Hundun Riders 65€:</text:span></text:p>
      <text:p text:style-name="P3"/>
      <text:p text:style-name="Standard">3 Figurines en résines venduent avec socle résine et MDF et correspondant à une taille de socle carré ou ovale de 50x100mm.<text:line-break/>Adapté pour jeu de plateau comme Warhammer et plus particulièrement The IX Age <text:span text:style-name="T1">Fantasy Battles.<text:line-break/>Possibilté d'être vendu sans scénique résine <text:s/>pour 15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Saori ancien druit with nekokuro 26&gt;32€:</text:span></text:p>
      <text:p text:style-name="P3"/>
      <text:p text:style-name="Standard">Figurine en résine vendue avec scène résine de 75mm de diamètre et adaptable au portail..</text:p>
      <text:p text:style-name="Standard"><text:span text:style-name="T1">Possibilté d'être vendu sans scénique résine <text:s/>pour 18€ de moins.</text:span>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Kodama portal 72€:</text:span></text:p>
      <text:p text:style-name="P3"/>
      <text:p text:style-name="Standard">Figurine en résine vendue<text:span text:style-name="T4"> sans socle.</text:span><text:line-break/>Adapté pour jeu de plateau comme Warhammer et plus particulièrement The IX Age <text:span text:style-name="T1">Fantasy Battles.</text:span></text:p>
      <text:p text:style-name="Standard"><text:span text:style-name="T1">Peut être vendue avec Saori ancien druid with Nekokuro avec un surcout de 14€.</text:span></text:p>
      <text:p text:style-name="Standard"><text:span text:style-name="T1">Le socle du personnage s'adaopte au portail, il est donc dissociable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Shizen Avatar 36&gt;48€:</text:p>
      <text:p text:style-name="P3"/>
      <text:p text:style-name="Standard">Figurine en résine vendue avec socle résine et MDF et correspondant à une taille de socle carré ou ovale de 50x75mm.<text:line-break/>Adapté pour jeu de plateau comme Warhammer et plus particulièrement The IX Age <text:span text:style-name="T1">Fantasy Battles.<text:line-break/>Possibilté d'être vendu sans scénique résine <text:s/>pour 12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<text:soft-page-break/>Photo non contractuel, Figurine à monter et sans socle autre que proposé.</text:p>
      <text:p text:style-name="P6">Figurines déssinées par Lost Kingdom Miniatures.</text:p>
      <text:p text:style-name="P6"/>
      <text:p text:style-name="P3">Kodama tree &amp; guardian 36&gt;48€:</text:p>
      <text:p text:style-name="P3"/>
      <text:p text:style-name="Standard">Figurine en résine vendue avec socle résine et MDF et correspondant à une taille de socle carré ou rond de 75x75mm.<text:line-break/>Adapté pour jeu de plateau comme Warhammer et plus particulièrement The IX Age <text:span text:style-name="T1">Fantasy Battles.<text:line-break/>Possibilté d'être vendu sans scénique résine <text:s/>pour 12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Hanako, kitsune druid on Kyubi 50€:</text:span></text:p>
      <text:p text:style-name="P3"/>
      <text:p text:style-name="Standard">Figurine en résine vendue avec socle en MDF et scène résine de 50x50mm ou diamètre 55mm.</text:p>
      <text:p text:style-name="Standard"><text:span text:style-name="T1">Possibilté d'être vendu sans scénique résine <text:s/>pour 5€ de moins.</text:span>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kitsune on foot 2&gt;3€:</text:span></text:p>
      <text:p text:style-name="P3"/>
      <text:p text:style-name="Standard">Figurine en résine vendue avec socle en MDF de 20x20mm ou diamètre 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Standard"><text:span text:style-name="T3">Tomoki, the whistle, great druid 6&gt;8€:</text:span></text:p>
      <text:p text:style-name="P3"/>
      <text:p text:style-name="Standard">Figurine en résine vendue avec socle en MDF et scène résine de 25x25mm ou diamètre 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<text:soft-page-break/>Figurines déssinées par Lost Kingdom Miniatures.</text:p>
      <text:p text:style-name="P6"/>
      <text:p text:style-name="P3">Rikku empshells x3 16&gt;20€:</text:p>
      <text:p text:style-name="P3"/>
      <text:p text:style-name="Standard">3 Figurines en résines vendue avec socle MDF correspondant à une taille de socle de 40x40mm ou 50mm de diamètr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Rikku sheperd 24&gt;29€:</text:p>
      <text:p text:style-name="P3"/>
      <text:p text:style-name="Standard">Figurine en résine vendue avec socle MDF et scène en résine et correspondant à une taille de socle de 40x40mm ou 50mm de diamètre.<text:line-break/>Adapté pour jeu de plateau comme Warhammer et plus particulièrement The IX Age <text:span text:style-name="T1">Fantasy Battles.<text:line-break/>Possibilté d'être vendu sans socle pour 9€ de moin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Senzo no Guardian 80€:</text:p>
      <text:p text:style-name="P3"/>
      <text:p text:style-name="Standard">Figurine en résine vendue avec socle MDF correspondant à une taille de socle de 80x80mm ou 80-100mm de diamètr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6"><text:s/></text:span><text:a xlink:type="simple" xlink:href="https://www.lostkingdomminiatures.com/en/21-mori-elves" text:style-name="Internet_20_link" text:visited-style-name="Visited_20_Internet_20_Link">Mori Elve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Figurines déssinées par Lost Kingdom Miniatures.</text:p>
      <text:p text:style-name="P3"/>
      <text:p text:style-name="P6"/>
      <text:p text:style-name="P6"/>
      <text:p text:style-name="P12">ROYAUME D EQUITAINE</text:p>
      <text:p text:style-name="P6"/>
      <text:p text:style-name="P3">The Queen of the Swamp 4&gt;5€ :</text:p>
      <text:p text:style-name="P6"/>
      <text:p text:style-name="Standard">Figurine en résine vendue avec socle MDF. Taille de socle de 25x50mm.<text:line-break/>Adapté pour jeu de plateau comme Warhammer et plus particulièrement The IX Age <text:span text:style-name="T1">Fantasy Battles.<text:line-break/></text:span><text:soft-page-break/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2"/>
      <text:p text:style-name="P3">Kingdom of Mercia Standard Bearer 4&gt;5€ 6&gt;8€:</text:p>
      <text:p text:style-name="P2"/>
      <text:p text:style-name="Standard">Figurine en résine vendue avec socle MDF. Taille de socle de 25x50mm.<text:line-break/>Adapté pour jeu de plateau comme Warhammer et plus particulièrement The IX Age <text:span text:style-name="T1">Fantasy Battles.</text:span></text:p>
      <text:p text:style-name="Standard"><text:span text:style-name="T1">Possible de vendre sans base résine pour 3€ de moins.<text:line-break/></text:span><text:span text:style-name="T2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Kingdom of Mercia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2"/>
      <text:p text:style-name="P8"><text:a xlink:type="simple" xlink:href="https://www.lostkingdomminiatures.com/en/30-undying-dynasties" text:style-name="Internet_20_link" text:visited-style-name="Visited_20_Internet_20_Link"><text:span text:style-name="T7">Undying Dynasties</text:span></text:a></text:p>
      <text:p text:style-name="P3"/>
      <text:p text:style-name="P3">Ushebti 3€&gt;4€:</text:p>
      <text:p text:style-name="P2"/>
      <text:p text:style-name="Standard">Figurine en résine vendue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Undying Dynasties</text:span><text:span text:style-name="T6"> )</text:span></text:p>
      <text:p text:style-name="P2">Contactez moi.</text:p>
      <text:p text:style-name="P2"/>
      <text:p text:style-name="P7">Photo non contractuel, Figurine à monter et sans socle autre que proposé.</text:p>
      <text:p text:style-name="P5"/>
      <text:p text:style-name="P5"/>
      <text:p text:style-name="P3">CanopicSorcerer <text:s/>6€&gt;8€:</text:p>
      <text:p text:style-name="P2"/>
      <text:p text:style-name="Standard">Figurine en résine vendue avec socle résine. Taille de socle de 25x25mm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Undying Dynasties</text:span><text:span text:style-name="T6"> )</text:span></text:p>
      <text:p text:style-name="P2">Contactez moi.</text:p>
      <text:p text:style-name="P2"/>
      <text:p text:style-name="P7">Photo non contractuel, Figurine à monter et sans socle autre que proposé.</text:p>
      <text:p text:style-name="P5"/>
      <text:p text:style-name="P5"/>
      <text:p text:style-name="P3">Canopic Hero Imsety 3€&gt;4€:</text:p>
      <text:p text:style-name="P2"/>
      <text:p text:style-name="Standard">Figurine en résine vendue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Undying Dynasties</text:span><text:span text:style-name="T6"> )</text:span></text:p>
      <text:p text:style-name="P2"><text:soft-page-break/>Contactez moi.</text:p>
      <text:p text:style-name="P2"/>
      <text:p text:style-name="P7">Photo non contractuel, Figurine à monter et sans socle autre que proposé.</text:p>
      <text:p text:style-name="P5"/>
      <text:p text:style-name="P5"/>
      <text:p text:style-name="P4"/>
      <text:p text:style-name="P4"/>
      <text:p text:style-name="P4">GUERRIERS DU CHAOS</text:p>
      <text:p text:style-name="P2"/>
      <text:p text:style-name="P3">Legion of Skull <text:s/>- Elhag <text:s/>8&gt; 10€</text:p>
      <text:p text:style-name="P2"/>
      <text:p text:style-name="Standard">Figurine en résine vendue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2"/>
      <text:p text:style-name="P2"/>
      <text:p text:style-name="P3">Deamon Legions - CfiendHero 6&gt;8€:</text:p>
      <text:p text:style-name="P2"/>
      <text:p text:style-name="Standard">Figurine en résine vendue avec socle MDF. Taille de socle de 40x40mm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3">Deamon Legions - Heroine 4&gt;5€:</text:p>
      <text:p text:style-name="P6"/>
      <text:p text:style-name="Standard">Figurine en résine vendue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text:line-break/><text:line-break/><text:line-break/><text:span text:style-name="T5">Sons of Depravation Heroine 2 &gt;3€:</text:span></text:p>
      <text:p text:style-name="P6"/>
      <text:p text:style-name="Standard">Figurine en résine vendue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><text:soft-page-break/></text:p>
      <text:p text:style-name="P6">Photo non contractuel, Figurine à monter et sans socle autre que proposé.</text:p>
      <text:p text:style-name="P6"/>
      <text:p text:style-name="P6"/>
      <text:p text:style-name="P3">Warriors of the Dark God Feldrak Command Group 25 &gt;30€:</text:p>
      <text:p text:style-name="P6"/>
      <text:p text:style-name="Standard">Figurines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3">Warriors of the Dark God Feldrak <text:s/>32 &gt;39€:</text:p>
      <text:p text:style-name="P6"/>
      <text:p text:style-name="Standard">Figurines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6"/>
      <text:p text:style-name="P3">Warrior of the Dark godd FeldrakHero 13 &gt;16€:</text:p>
      <text:p text:style-name="P6"/>
      <text:p text:style-name="Standard">Figurine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6"/>
      <text:p text:style-name="P3">Warriors of the Dark God AncientFeldrak <text:s/>45 &gt;54€:</text:p>
      <text:p text:style-name="P6"/>
      <text:p text:style-name="Standard">Figurine en résine vendue avec socle MDF. Taille de socle de 75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/>
      <text:p text:style-name="P6"/>
      <text:p text:style-name="P6"/>
      <text:p text:style-name="P3"><text:soft-page-break/>Rotten Host DemonPrince 20&gt;24€:</text:p>
      <text:p text:style-name="P6"/>
      <text:p text:style-name="Standard">Figurine en résine vendue avec socle MDF. Taille de socle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3"/>
      <text:p text:style-name="P3">Rotten Host <text:s/>Hero 5&gt;6€:</text:p>
      <text:p text:style-name="Standard"/>
      <text:p text:style-name="Standard">Figurine en résine vendue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3"/>
      <text:p text:style-name="P3"/>
      <text:p text:style-name="P3"/>
      <text:p text:style-name="P3">Rotten Host <text:s/>Regiment 20&gt;24€:</text:p>
      <text:p text:style-name="P6"/>
      <text:p text:style-name="Standard">10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3">Rotten Host <text:s/>Command Group 9&gt;11€:</text:p>
      <text:p text:style-name="P6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><text:soft-page-break/></text:p>
      <text:p text:style-name="P3">Rotten Host Cavalier 32&gt;38€:</text:p>
      <text:p text:style-name="P6"/>
      <text:p text:style-name="Standard">5 Figurines en résine vendue avec socle MDF. Taille de soc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6"/>
      <text:p text:style-name="P3">Rotten Host Cavalier Command Group 20&gt;24€:</text:p>
      <text:p text:style-name="P6"/>
      <text:p text:style-name="Standard">3 Figurines en résine vendue avec socle MDF. Taille de soc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6"/>
      <text:p text:style-name="P3">Rotten Host Volnir 17&gt;20€:</text:p>
      <text:p text:style-name="P6"/>
      <text:p text:style-name="Standard">Figurine en résine vendue Sans soc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3">Legion of Skull Hero Cavalier 7&gt;9€:</text:p>
      <text:p text:style-name="P6"/>
      <text:p text:style-name="Standard">Figurine en résine vendue avec socle MDF. Taille de soc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><text:soft-page-break/></text:p>
      <text:p text:style-name="P6"/>
      <text:p text:style-name="P3">Legion of Skull Cavalier Command Group 25&gt;30€:</text:p>
      <text:p text:style-name="P6"/>
      <text:p text:style-name="Standard">Figurine en résine vendue avec socle MDF. Taille de soc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3">Legion of Skull Cavalier 40&gt;48€:</text:p>
      <text:p text:style-name="P6"/>
      <text:p text:style-name="Standard">5 Figurines en résine vendue avec socle MDF. Taille de soc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3">Legion of Skull Hero 2,5&gt;3,5€:</text:p>
      <text:p text:style-name="Standard"/>
      <text:p text:style-name="Standard">Figurine en résine vendue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6"/>
      <text:p text:style-name="P6"/>
      <text:p text:style-name="P6"/>
      <text:p text:style-name="P3">Legion of Skull Chariot 30&gt;36€:</text:p>
      <text:p text:style-name="Standard"/>
      <text:p text:style-name="Standard">Figurine en résine vendue avec socle MDF. Taille de socle de 50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><text:soft-page-break/></text:p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3">Legion of Skull Infanterie 20&gt;24€:</text:p>
      <text:p text:style-name="P6"/>
      <text:p text:style-name="Standard">10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  <text:p text:style-name="P6"/>
      <text:p text:style-name="P6"/>
      <text:p text:style-name="P3">Legion of Skull Infanterie Command Group 7&gt;9€:</text:p>
      <text:p text:style-name="P6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6"> )</text:span></text:p>
      <text:p text:style-name="P2">Contactez moi.</text:p>
      <text:p text:style-name="P2"/>
      <text:p text:style-name="P6">Photo non contractuel, Figurine à monter et sans socle autre que proposé.</text:p>
      <text:p text:style-name="P6">Entreprise spécialisé d'impression 3D – INFINITY3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43M10S</meta:editing-duration>
    <meta:editing-cycles>32</meta:editing-cycles>
    <meta:generator>OpenOffice/4.1.7$Win32 OpenOffice.org_project/417m1$Build-9800</meta:generator>
    <dc:date>2025-01-26T21:02:54.53</dc:date>
    <dc:creator>Ycham BOUNOUAR</dc:creator>
    <meta:document-statistic meta:table-count="0" meta:image-count="0" meta:object-count="0" meta:page-count="21" meta:paragraph-count="388" meta:word-count="6393" meta:character-count="38542"/>
    <meta:user-defined meta:name="Info 1"/>
    <meta:user-defined meta:name="Info 2"/>
    <meta:user-defined meta:name="Info 3"/>
    <meta:user-defined meta:name="Info 4"/>
  </office:meta>
</office:document-meta>
</file>